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ADDR3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ODD_EVEN_N</text:p>
          </table:table-cell>
        </table:table-row>
        <table:table-row table:style-name="ro1">
          <table:table-cell office:value-type="string" calcext:value-type="string">
            <text:p>IDLE_LD_AR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D_AI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D_BR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5</text:p>
          </table:table-cell>
          <table:table-cell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9:13:37.46296546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4T19:35:17.974859568</dc:date>
    <meta:editing-duration>PT8H18M4S</meta:editing-duration>
    <meta:editing-cycles>44</meta:editing-cycles>
    <meta:document-statistic meta:table-count="1" meta:cell-count="203" meta:object-count="0"/>
  </office:meta>
</office:document-meta>
</file>